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8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1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5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3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8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79712" calcext:value-type="float">
            <text:p>32.68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09176" calcext:value-type="float">
            <text:p>32.69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637725" calcext:value-type="float">
            <text:p>32.7363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56472258064" calcext:value-type="float">
            <text:p>32.7456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29058064516" calcext:value-type="float">
            <text:p>32.712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49821935484" calcext:value-type="float">
            <text:p>32.6849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24374193548" calcext:value-type="float">
            <text:p>32.652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13385806452" calcext:value-type="float">
            <text:p>32.6113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6208516129" calcext:value-type="float">
            <text:p>32.5662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549" calcext:value-type="float">
            <text:p>32.49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97729655172" calcext:value-type="float">
            <text:p>32.49977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25525" calcext:value-type="float">
            <text:p>32.522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4433548387" calcext:value-type="float">
            <text:p>32.5524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06908387097" calcext:value-type="float">
            <text:p>32.590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88725" calcext:value-type="float">
            <text:p>32.6258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92464" calcext:value-type="float">
            <text:p>32.6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96670967742" calcext:value-type="float">
            <text:p>32.609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547" calcext:value-type="float">
            <text:p>32.570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73710967742" calcext:value-type="float">
            <text:p>32.5273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50807741935" calcext:value-type="float">
            <text:p>32.5150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44664" calcext:value-type="float">
            <text:p>32.4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1774" calcext:value-type="float">
            <text:p>32.481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3646896552" calcext:value-type="float">
            <text:p>32.4913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7452903226" calcext:value-type="float">
            <text:p>32.5347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1414193548" calcext:value-type="float">
            <text:p>32.570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62848" calcext:value-type="float">
            <text:p>32.60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807925" calcext:value-type="float">
            <text:p>32.6380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38616" calcext:value-type="float">
            <text:p>32.62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14774193548" calcext:value-type="float">
            <text:p>32.591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82732903226" calcext:value-type="float">
            <text:p>32.568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9992258064" calcext:value-type="float">
            <text:p>32.5139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2346666667" calcext:value-type="float">
            <text:p>32.4422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862575" calcext:value-type="float">
            <text:p>32.4386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67368571429" calcext:value-type="float">
            <text:p>32.4567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395" calcext:value-type="float">
            <text:p>32.497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3976774194" calcext:value-type="float">
            <text:p>32.5433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4256" calcext:value-type="float">
            <text:p>32.56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42304516129" calcext:value-type="float">
            <text:p>32.594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19690322581" calcext:value-type="float">
            <text:p>32.59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254725" calcext:value-type="float">
            <text:p>32.572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44485" calcext:value-type="float">
            <text:p>32.5444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8952" calcext:value-type="float">
            <text:p>32.5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977125" calcext:value-type="float">
            <text:p>32.459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05016" calcext:value-type="float">
            <text:p>32.41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94805" calcext:value-type="float">
            <text:p>32.419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6515862069" calcext:value-type="float">
            <text:p>32.426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7442580645" calcext:value-type="float">
            <text:p>32.452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4253" calcext:value-type="float">
            <text:p>32.504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66134193548" calcext:value-type="float">
            <text:p>32.5366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768825" calcext:value-type="float">
            <text:p>32.5576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68678709677" calcext:value-type="float">
            <text:p>32.556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8538" calcext:value-type="float">
            <text:p>32.498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5264" calcext:value-type="float">
            <text:p>32.4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0814" calcext:value-type="float">
            <text:p>32.420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60744" calcext:value-type="float">
            <text:p>32.39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3001" calcext:value-type="float">
            <text:p>32.393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29423448276" calcext:value-type="float">
            <text:p>32.42294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4055" calcext:value-type="float">
            <text:p>32.444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7396129032" calcext:value-type="float">
            <text:p>32.464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3323870968" calcext:value-type="float">
            <text:p>32.5003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035025" calcext:value-type="float">
            <text:p>32.520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29176774194" calcext:value-type="float">
            <text:p>32.5129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33425454545" calcext:value-type="float">
            <text:p>32.49334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42769032258" calcext:value-type="float">
            <text:p>32.4742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77298064516" calcext:value-type="float">
            <text:p>32.447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2338" calcext:value-type="float">
            <text:p>32.422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3304" calcext:value-type="float">
            <text:p>32.41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3575" calcext:value-type="float">
            <text:p>32.41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32088571429" calcext:value-type="float">
            <text:p>32.4232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853175" calcext:value-type="float">
            <text:p>32.4485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15238709677" calcext:value-type="float">
            <text:p>32.471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49535483871" calcext:value-type="float">
            <text:p>32.504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1398" calcext:value-type="float">
            <text:p>32.52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9927483871" calcext:value-type="float">
            <text:p>32.5299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7956129032" calcext:value-type="float">
            <text:p>32.531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06475" calcext:value-type="float">
            <text:p>32.5220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29375" calcext:value-type="float">
            <text:p>32.4492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0908" calcext:value-type="float">
            <text:p>32.41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4567272727" calcext:value-type="float">
            <text:p>32.40245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10656551724" calcext:value-type="float">
            <text:p>32.41106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533" calcext:value-type="float">
            <text:p>32.458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07275" calcext:value-type="float">
            <text:p>32.490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09408" calcext:value-type="float">
            <text:p>32.52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2095" calcext:value-type="float">
            <text:p>32.5372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22178064516" calcext:value-type="float">
            <text:p>32.542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8776516129" calcext:value-type="float">
            <text:p>32.5387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77775" calcext:value-type="float">
            <text:p>32.511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84136" calcext:value-type="float">
            <text:p>32.46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05638709677" calcext:value-type="float">
            <text:p>32.410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46265" calcext:value-type="float">
            <text:p>32.4446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56631428572" calcext:value-type="float">
            <text:p>32.46566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062" calcext:value-type="float">
            <text:p>32.50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7233548387" calcext:value-type="float">
            <text:p>32.5067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16278709677" calcext:value-type="float">
            <text:p>32.541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02125" calcext:value-type="float">
            <text:p>32.5550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50352" calcext:value-type="float">
            <text:p>32.56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740125" calcext:value-type="float">
            <text:p>32.5474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92125" calcext:value-type="float">
            <text:p>32.5169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4408" calcext:value-type="float">
            <text:p>32.4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6276363636" calcext:value-type="float">
            <text:p>32.4306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9832" calcext:value-type="float">
            <text:p>32.40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852675" calcext:value-type="float">
            <text:p>32.4085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99072" calcext:value-type="float">
            <text:p>32.4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99218064516" calcext:value-type="float">
            <text:p>32.459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4253" calcext:value-type="float">
            <text:p>32.504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3536516129" calcext:value-type="float">
            <text:p>32.523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77835" calcext:value-type="float">
            <text:p>32.557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11312" calcext:value-type="float">
            <text:p>32.5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973" calcext:value-type="float">
            <text:p>32.549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7499354839" calcext:value-type="float">
            <text:p>32.5227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67638709677" calcext:value-type="float">
            <text:p>32.486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38430967742" calcext:value-type="float">
            <text:p>32.493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3152" calcext:value-type="float">
            <text:p>32.51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7687" calcext:value-type="float">
            <text:p>32.547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7517241379" calcext:value-type="float">
            <text:p>32.513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749275" calcext:value-type="float">
            <text:p>32.517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23161290323" calcext:value-type="float">
            <text:p>32.542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42304516129" calcext:value-type="float">
            <text:p>32.594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9983" calcext:value-type="float">
            <text:p>32.629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6904" calcext:value-type="float">
            <text:p>32.62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4065" calcext:value-type="float">
            <text:p>32.5894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7106666667" calcext:value-type="float">
            <text:p>32.5677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777344" calcext:value-type="float">
            <text:p>32.507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3873548387" calcext:value-type="float">
            <text:p>32.485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0993548387" calcext:value-type="float">
            <text:p>32.467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12292413793" calcext:value-type="float">
            <text:p>32.51122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082775" calcext:value-type="float">
            <text:p>32.5308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1940645161" calcext:value-type="float">
            <text:p>32.561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36694193548" calcext:value-type="float">
            <text:p>32.6036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92185" calcext:value-type="float">
            <text:p>32.6092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92312" calcext:value-type="float">
            <text:p>32.6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931" calcext:value-type="float">
            <text:p>32.5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835375" calcext:value-type="float">
            <text:p>32.5483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91409032258" calcext:value-type="float">
            <text:p>32.529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57401290323" calcext:value-type="float">
            <text:p>32.505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0010322581" calcext:value-type="float">
            <text:p>32.4670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291575" calcext:value-type="float">
            <text:p>32.4729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75809655172" calcext:value-type="float">
            <text:p>32.48758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9025454545" calcext:value-type="float">
            <text:p>32.52890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0846896552" calcext:value-type="float">
            <text:p>32.5370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0057931035" calcext:value-type="float">
            <text:p>32.58900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988775" calcext:value-type="float">
            <text:p>32.6298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376" calcext:value-type="float">
            <text:p>32.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78825" calcext:value-type="float">
            <text:p>32.5957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166" calcext:value-type="float">
            <text:p>32.57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74432" calcext:value-type="float">
            <text:p>32.5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34625" calcext:value-type="float">
            <text:p>32.488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89963870968" calcext:value-type="float">
            <text:p>32.4789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2651034483" calcext:value-type="float">
            <text:p>32.52226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88054193548" calcext:value-type="float">
            <text:p>32.5488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29233548387" calcext:value-type="float">
            <text:p>32.5829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3312" calcext:value-type="float">
            <text:p>32.64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893" calcext:value-type="float">
            <text:p>32.671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90539354839" calcext:value-type="float">
            <text:p>32.669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531825" calcext:value-type="float">
            <text:p>32.645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32356129032" calcext:value-type="float">
            <text:p>32.6232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1176774194" calcext:value-type="float">
            <text:p>32.589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502" calcext:value-type="float">
            <text:p>32.54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76312" calcext:value-type="float">
            <text:p>32.5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7616" calcext:value-type="float">
            <text:p>32.4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75731428571" calcext:value-type="float">
            <text:p>32.50757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6949677419" calcext:value-type="float">
            <text:p>32.537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0477419355" calcext:value-type="float">
            <text:p>32.558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27267096774" calcext:value-type="float">
            <text:p>32.582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885" calcext:value-type="float">
            <text:p>32.607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29811612903" calcext:value-type="float">
            <text:p>32.602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64425" calcext:value-type="float">
            <text:p>32.586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5864" calcext:value-type="float">
            <text:p>32.55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93" calcext:value-type="float">
            <text:p>32.4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67728" calcext:value-type="float">
            <text:p>32.44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034025" calcext:value-type="float">
            <text:p>32.4403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1012" calcext:value-type="float">
            <text:p>32.4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244325" calcext:value-type="float">
            <text:p>32.5024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03207741935" calcext:value-type="float">
            <text:p>32.5303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72611612903" calcext:value-type="float">
            <text:p>32.557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207225" calcext:value-type="float">
            <text:p>32.582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23504" calcext:value-type="float">
            <text:p>32.57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5905" calcext:value-type="float">
            <text:p>32.5375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1017" calcext:value-type="float">
            <text:p>32.521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34072" calcext:value-type="float">
            <text:p>32.49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281925" calcext:value-type="float">
            <text:p>32.462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1944" calcext:value-type="float">
            <text:p>32.4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463025" calcext:value-type="float">
            <text:p>32.4746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0493793103" calcext:value-type="float">
            <text:p>32.49104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28887741936" calcext:value-type="float">
            <text:p>32.502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6469677419" calcext:value-type="float">
            <text:p>32.534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76255483871" calcext:value-type="float">
            <text:p>32.547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39735" calcext:value-type="float">
            <text:p>32.5539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93259354839" calcext:value-type="float">
            <text:p>32.559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025875" calcext:value-type="float">
            <text:p>32.550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51385806452" calcext:value-type="float">
            <text:p>32.535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89037419355" calcext:value-type="float">
            <text:p>32.5489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07325" calcext:value-type="float">
            <text:p>32.53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1012" calcext:value-type="float">
            <text:p>32.48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5345" calcext:value-type="float">
            <text:p>32.470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49885714286" calcext:value-type="float">
            <text:p>32.4749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2" calcext:value-type="float">
            <text:p>32.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994" calcext:value-type="float">
            <text:p>32.5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372" calcext:value-type="float">
            <text:p>32.56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16976" calcext:value-type="float">
            <text:p>32.58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99755" calcext:value-type="float">
            <text:p>32.5699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16567741936" calcext:value-type="float">
            <text:p>32.551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74864" calcext:value-type="float">
            <text:p>32.51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939525" calcext:value-type="float">
            <text:p>32.499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30276129032" calcext:value-type="float">
            <text:p>32.4830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0918" calcext:value-type="float">
            <text:p>32.490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51782857143" calcext:value-type="float">
            <text:p>32.5051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006825" calcext:value-type="float">
            <text:p>32.5500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7064516129" calcext:value-type="float">
            <text:p>32.557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54085" calcext:value-type="float">
            <text:p>32.6054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74946666667" calcext:value-type="float">
            <text:p>32.6174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5355789474" calcext:value-type="float">
            <text:p>32.619535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26374736842" calcext:value-type="float">
            <text:p>32.612637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31106666667" calcext:value-type="float">
            <text:p>32.5931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687368421" calcext:value-type="float">
            <text:p>32.5706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29193513513" calcext:value-type="float">
            <text:p>32.542919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81144615385" calcext:value-type="float">
            <text:p>32.56811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8498823529" calcext:value-type="float">
            <text:p>32.595849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30648421053" calcext:value-type="float">
            <text:p>32.623064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13292972973" calcext:value-type="float">
            <text:p>32.65132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28573333333" calcext:value-type="float">
            <text:p>32.6828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28204210526" calcext:value-type="float">
            <text:p>32.712820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56233333333" calcext:value-type="float">
            <text:p>32.71562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21787368421" calcext:value-type="float">
            <text:p>32.71217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1096842105" calcext:value-type="float">
            <text:p>32.701109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62756756757" calcext:value-type="float">
            <text:p>32.70627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896631579" calcext:value-type="float">
            <text:p>32.680896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89075" calcext:value-type="float">
            <text:p>32.6538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47232727273" calcext:value-type="float">
            <text:p>32.6647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35651764706" calcext:value-type="float">
            <text:p>32.69356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22050526316" calcext:value-type="float">
            <text:p>32.722205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2623157895" calcext:value-type="float">
            <text:p>32.75926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2002" calcext:value-type="float">
            <text:p>32.782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1585263158" calcext:value-type="float">
            <text:p>32.811158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81453333333" calcext:value-type="float">
            <text:p>32.8281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39107368421" calcext:value-type="float">
            <text:p>32.85391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66917894737" calcext:value-type="float">
            <text:p>32.846691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1153333333" calcext:value-type="float">
            <text:p>32.84211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9955368421" calcext:value-type="float">
            <text:p>32.809955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43143157895" calcext:value-type="float">
            <text:p>32.794314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6812631579" calcext:value-type="float">
            <text:p>32.842681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2772571429" calcext:value-type="float">
            <text:p>32.894277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0644631579" calcext:value-type="float">
            <text:p>32.950644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73971891892" calcext:value-type="float">
            <text:p>32.947397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08105945946" calcext:value-type="float">
            <text:p>32.99081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9891368421" calcext:value-type="float">
            <text:p>33.059891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70892972973" calcext:value-type="float">
            <text:p>33.01708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5197894737" calcext:value-type="float">
            <text:p>32.99451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7124210526" calcext:value-type="float">
            <text:p>32.99171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8946" calcext:value-type="float">
            <text:p>32.968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06997894737" calcext:value-type="float">
            <text:p>32.910699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34269473684" calcext:value-type="float">
            <text:p>32.913426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45979428572" calcext:value-type="float">
            <text:p>32.9345979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03163243243" calcext:value-type="float">
            <text:p>32.990316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48149189189" calcext:value-type="float">
            <text:p>33.004814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40898947368" calcext:value-type="float">
            <text:p>33.044089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7592" calcext:value-type="float">
            <text:p>33.0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04437142857" calcext:value-type="float">
            <text:p>33.05044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8486486486" calcext:value-type="float">
            <text:p>33.037848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87690810811" calcext:value-type="float">
            <text:p>33.008769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6637894737" calcext:value-type="float">
            <text:p>33.003663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04233333333" calcext:value-type="float">
            <text:p>33.02042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92772631579" calcext:value-type="float">
            <text:p>33.03927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6683428572" calcext:value-type="float">
            <text:p>33.0406683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28854736842" calcext:value-type="float">
            <text:p>33.072885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57785945946" calcext:value-type="float">
            <text:p>33.115778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68674782609" calcext:value-type="float">
            <text:p>33.146867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01913043478" calcext:value-type="float">
            <text:p>33.1701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2118" calcext:value-type="float">
            <text:p>33.20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17023157895" calcext:value-type="float">
            <text:p>33.231702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68107368421" calcext:value-type="float">
            <text:p>33.19681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86646666667" calcext:value-type="float">
            <text:p>33.08866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40886315789" calcext:value-type="float">
            <text:p>33.074088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388" calcext:value-type="float">
            <text:p>33.0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7790769231" calcext:value-type="float">
            <text:p>33.09877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48356571429" calcext:value-type="float">
            <text:p>33.094835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57717894737" calcext:value-type="float">
            <text:p>33.105771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64877837838" calcext:value-type="float">
            <text:p>33.126487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6038918919" calcext:value-type="float">
            <text:p>33.159603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3031578947" calcext:value-type="float">
            <text:p>33.1863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8546666667" calcext:value-type="float">
            <text:p>33.2118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02164324324" calcext:value-type="float">
            <text:p>33.20021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6075789474" calcext:value-type="float">
            <text:p>33.195607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44642162162" calcext:value-type="float">
            <text:p>33.164464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1353513513" calcext:value-type="float">
            <text:p>33.128135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34075675676" calcext:value-type="float">
            <text:p>33.13340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23852307692" calcext:value-type="float">
            <text:p>33.13238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2268" calcext:value-type="float">
            <text:p>33.13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8166486486" calcext:value-type="float">
            <text:p>33.162816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02164324324" calcext:value-type="float">
            <text:p>33.20021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3375135135" calcext:value-type="float">
            <text:p>33.211337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34682105263" calcext:value-type="float">
            <text:p>33.203468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57153684211" calcext:value-type="float">
            <text:p>33.175715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336631579" calcext:value-type="float">
            <text:p>33.153336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1991578947" calcext:value-type="float">
            <text:p>33.116199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1904864865" calcext:value-type="float">
            <text:p>33.116190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9690526316" calcext:value-type="float">
            <text:p>33.11996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65497142857" calcext:value-type="float">
            <text:p>33.1365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2384864865" calcext:value-type="float">
            <text:p>33.119238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37370810811" calcext:value-type="float">
            <text:p>33.133737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66704864865" calcext:value-type="float">
            <text:p>33.146670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2062222222" calcext:value-type="float">
            <text:p>33.1742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3012" calcext:value-type="float">
            <text:p>33.24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81766666667" calcext:value-type="float">
            <text:p>33.24817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8896842105" calcext:value-type="float">
            <text:p>33.226889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8619027027" calcext:value-type="float">
            <text:p>33.208619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10724324324" calcext:value-type="float">
            <text:p>33.19107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10043243243" calcext:value-type="float">
            <text:p>33.16100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87909473684" calcext:value-type="float">
            <text:p>33.158790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49294117647" calcext:value-type="float">
            <text:p>33.1649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7751351351" calcext:value-type="float">
            <text:p>33.18077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1421052632" calcext:value-type="float">
            <text:p>33.20114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7286486487" calcext:value-type="float">
            <text:p>33.220728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0073684211" calcext:value-type="float">
            <text:p>33.22600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4864864865" calcext:value-type="float">
            <text:p>33.19848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5552432432" calcext:value-type="float">
            <text:p>33.192555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71052631579" calcext:value-type="float">
            <text:p>33.18710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37909189189" calcext:value-type="float">
            <text:p>33.193790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76125405405" calcext:value-type="float">
            <text:p>33.187612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2601081081" calcext:value-type="float">
            <text:p>33.18926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5394782609" calcext:value-type="float">
            <text:p>33.18953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288" calcext:value-type="float">
            <text:p>33.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66" calcext:value-type="float">
            <text:p>33.22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8633" calcext:value-type="float">
            <text:p>33.258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79816216216" calcext:value-type="float">
            <text:p>33.27798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14578947369" calcext:value-type="float">
            <text:p>33.3214578947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37063157895" calcext:value-type="float">
            <text:p>33.26370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2817297297" calcext:value-type="float">
            <text:p>33.259281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58218378378" calcext:value-type="float">
            <text:p>33.255821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91882105263" calcext:value-type="float">
            <text:p>33.249188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7078918919" calcext:value-type="float">
            <text:p>33.229707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96707368421" calcext:value-type="float">
            <text:p>33.219670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12433333333" calcext:value-type="float">
            <text:p>33.23124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606" calcext:value-type="float">
            <text:p>33.24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8032432432" calcext:value-type="float">
            <text:p>33.27180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41135135135" calcext:value-type="float">
            <text:p>33.32411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68499459459" calcext:value-type="float">
            <text:p>33.346849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8734736842" calcext:value-type="float">
            <text:p>33.357873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53067368421" calcext:value-type="float">
            <text:p>33.355306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5553333333" calcext:value-type="float">
            <text:p>33.31455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9930526316" calcext:value-type="float">
            <text:p>33.311993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056216216" calcext:value-type="float">
            <text:p>33.317605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35421538462" calcext:value-type="float">
            <text:p>33.30354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8948571429" calcext:value-type="float">
            <text:p>33.3398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82181621622" calcext:value-type="float">
            <text:p>33.358218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2627368421" calcext:value-type="float">
            <text:p>33.384262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23909189189" calcext:value-type="float">
            <text:p>33.422390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23890526316" calcext:value-type="float">
            <text:p>33.43238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51951578947" calcext:value-type="float">
            <text:p>33.46519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79824" calcext:value-type="float">
            <text:p>33.43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88873684211" calcext:value-type="float">
            <text:p>33.40888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6380972973" calcext:value-type="float">
            <text:p>33.466380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51643076923" calcext:value-type="float">
            <text:p>33.46516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40707027027" calcext:value-type="float">
            <text:p>33.414070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88861052632" calcext:value-type="float">
            <text:p>33.438886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91152" calcext:value-type="float">
            <text:p>33.45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95292972973" calcext:value-type="float">
            <text:p>33.48952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38270588235" calcext:value-type="float">
            <text:p>33.53382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20787692308" calcext:value-type="float">
            <text:p>33.57207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72628571429" calcext:value-type="float">
            <text:p>33.617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60804324324" calcext:value-type="float">
            <text:p>33.636080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38778947368" calcext:value-type="float">
            <text:p>33.63387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49736216216" calcext:value-type="float">
            <text:p>33.594973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71690526316" calcext:value-type="float">
            <text:p>33.577169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77408" calcext:value-type="float">
            <text:p>33.58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965" calcext:value-type="float">
            <text:p>33.62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80912" calcext:value-type="float">
            <text:p>33.64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1457297297" calcext:value-type="float">
            <text:p>33.695145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93005405405" calcext:value-type="float">
            <text:p>33.73930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93364324324" calcext:value-type="float">
            <text:p>33.77933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4311578947" calcext:value-type="float">
            <text:p>33.829431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4324" calcext:value-type="float">
            <text:p>33.83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6646486487" calcext:value-type="float">
            <text:p>33.851664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51787368421" calcext:value-type="float">
            <text:p>33.85517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37563243243" calcext:value-type="float">
            <text:p>33.843756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2577297297" calcext:value-type="float">
            <text:p>33.829257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19762162162" calcext:value-type="float">
            <text:p>33.83197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88252307692" calcext:value-type="float">
            <text:p>33.85882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15106285714" calcext:value-type="float">
            <text:p>33.901510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5372631579" calcext:value-type="float">
            <text:p>33.976537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62244324324" calcext:value-type="float">
            <text:p>34.026224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14526315789" calcext:value-type="float">
            <text:p>34.08145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55866666667" calcext:value-type="float">
            <text:p>34.115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01977142857" calcext:value-type="float">
            <text:p>34.1301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6076" calcext:value-type="float">
            <text:p>34.13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20873333333" calcext:value-type="float">
            <text:p>34.14208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37461621622" calcext:value-type="float">
            <text:p>34.153746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602" calcext:value-type="float">
            <text:p>34.19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82484324324" calcext:value-type="float">
            <text:p>34.218248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07701818182" calcext:value-type="float">
            <text:p>34.2407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0322162162" calcext:value-type="float">
            <text:p>34.280032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06627027027" calcext:value-type="float">
            <text:p>34.34066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3218" calcext:value-type="float">
            <text:p>34.383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19881081081" calcext:value-type="float">
            <text:p>34.44198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1293333333" calcext:value-type="float">
            <text:p>34.4781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63578378378" calcext:value-type="float">
            <text:p>34.49635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64581621622" calcext:value-type="float">
            <text:p>34.516458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2664" calcext:value-type="float">
            <text:p>34.5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9775135135" calcext:value-type="float">
            <text:p>34.521977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40846666667" calcext:value-type="float">
            <text:p>34.54408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92806486487" calcext:value-type="float">
            <text:p>34.589280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8051764706" calcext:value-type="float">
            <text:p>34.61380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9541621622" calcext:value-type="float">
            <text:p>34.674954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97035675676" calcext:value-type="float">
            <text:p>34.739703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76893333333" calcext:value-type="float">
            <text:p>34.7676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08964324324" calcext:value-type="float">
            <text:p>34.83089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9893333333" calcext:value-type="float">
            <text:p>34.8819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3937297297" calcext:value-type="float">
            <text:p>34.917393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32605405405" calcext:value-type="float">
            <text:p>34.94326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9213333333" calcext:value-type="float">
            <text:p>34.97292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0793513513" calcext:value-type="float">
            <text:p>34.966079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2573333333" calcext:value-type="float">
            <text:p>34.9942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3967058824" calcext:value-type="float">
            <text:p>35.088396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73117837838" calcext:value-type="float">
            <text:p>35.147311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25554594595" calcext:value-type="float">
            <text:p>35.212555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8506666667" calcext:value-type="float">
            <text:p>35.338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87881081081" calcext:value-type="float">
            <text:p>35.50878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0313333333" calcext:value-type="float">
            <text:p>35.47203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9383783784" calcext:value-type="float">
            <text:p>35.42393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57401081081" calcext:value-type="float">
            <text:p>35.50574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6998" calcext:value-type="float">
            <text:p>35.41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75421818182" calcext:value-type="float">
            <text:p>35.3375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727" calcext:value-type="float">
            <text:p>35.280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90886486486" calcext:value-type="float">
            <text:p>35.339088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4150857143" calcext:value-type="float">
            <text:p>35.390415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53065945946" calcext:value-type="float">
            <text:p>35.435306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56540540541" calcext:value-type="float">
            <text:p>35.455654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85886666667" calcext:value-type="float">
            <text:p>35.52858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34302702703" calcext:value-type="float">
            <text:p>35.68343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75553333333" calcext:value-type="float">
            <text:p>35.72755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57764324324" calcext:value-type="float">
            <text:p>35.775776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74778378378" calcext:value-type="float">
            <text:p>35.83747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71986666667" calcext:value-type="float">
            <text:p>35.8371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80972972973" calcext:value-type="float">
            <text:p>35.748097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0914" calcext:value-type="float">
            <text:p>35.760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1632432432" calcext:value-type="float">
            <text:p>35.77116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15303529412" calcext:value-type="float">
            <text:p>35.821530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19299459459" calcext:value-type="float">
            <text:p>35.891929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17044324324" calcext:value-type="float">
            <text:p>35.961704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01353333333" calcext:value-type="float">
            <text:p>36.05013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0953513514" calcext:value-type="float">
            <text:p>36.237095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7666666667" calcext:value-type="float">
            <text:p>36.8257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03094054054" calcext:value-type="float">
            <text:p>36.930309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0944864865" calcext:value-type="float">
            <text:p>36.539094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65093333333" calcext:value-type="float">
            <text:p>36.756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54233513513" calcext:value-type="float">
            <text:p>36.575423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0866666667" calcext:value-type="float">
            <text:p>35.9570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7932972973" calcext:value-type="float">
            <text:p>35.97793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59256470588" calcext:value-type="float">
            <text:p>36.025925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1303225807" calcext:value-type="float">
            <text:p>36.0701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76002162162" calcext:value-type="float">
            <text:p>36.157600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0692" calcext:value-type="float">
            <text:p>36.27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5176216216" calcext:value-type="float">
            <text:p>36.423517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4356" calcext:value-type="float">
            <text:p>36.88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6270054054" calcext:value-type="float">
            <text:p>37.336270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2544864865" calcext:value-type="float">
            <text:p>37.438254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05193333333" calcext:value-type="float">
            <text:p>37.09051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8996756757" calcext:value-type="float">
            <text:p>37.317899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2273333333" calcext:value-type="float">
            <text:p>36.40522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8646486486" calcext:value-type="float">
            <text:p>36.213864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9235294118" calcext:value-type="float">
            <text:p>36.2779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16836756757" calcext:value-type="float">
            <text:p>36.351683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3673333333" calcext:value-type="float">
            <text:p>36.63636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99195675676" calcext:value-type="float">
            <text:p>37.229919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1873333333" calcext:value-type="float">
            <text:p>37.22818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5249411765" calcext:value-type="float">
            <text:p>37.48152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3630769231" calcext:value-type="float">
            <text:p>37.1363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66533333333" calcext:value-type="float">
            <text:p>37.146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29667027027" calcext:value-type="float">
            <text:p>36.772966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7007567568" calcext:value-type="float">
            <text:p>36.292700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6578285714" calcext:value-type="float">
            <text:p>36.374657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37827027027" calcext:value-type="float">
            <text:p>36.44378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60644324324" calcext:value-type="float">
            <text:p>36.556064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1862" calcext:value-type="float">
            <text:p>36.74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48157837838" calcext:value-type="float">
            <text:p>37.274815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64773333333" calcext:value-type="float">
            <text:p>37.5164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6687567568" calcext:value-type="float">
            <text:p>37.560668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86594594595" calcext:value-type="float">
            <text:p>37.56865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4332" calcext:value-type="float">
            <text:p>37.45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45254054054" calcext:value-type="float">
            <text:p>37.13452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772" calcext:value-type="float">
            <text:p>36.40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48858378378" calcext:value-type="float">
            <text:p>36.434885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41435294118" calcext:value-type="float">
            <text:p>36.51414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33638918919" calcext:value-type="float">
            <text:p>36.573363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68812972973" calcext:value-type="float">
            <text:p>36.686881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5824" calcext:value-type="float">
            <text:p>36.9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755027027" calcext:value-type="float">
            <text:p>37.344755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3882" calcext:value-type="float">
            <text:p>37.663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92002162162" calcext:value-type="float">
            <text:p>37.529200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02780540541" calcext:value-type="float">
            <text:p>37.400278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14793333333" calcext:value-type="float">
            <text:p>37.15147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4168648649" calcext:value-type="float">
            <text:p>36.554416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9386666667" calcext:value-type="float">
            <text:p>36.42393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57597837838" calcext:value-type="float">
            <text:p>36.445759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1661176471" calcext:value-type="float">
            <text:p>36.493166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15658378378" calcext:value-type="float">
            <text:p>36.541565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8095135135" calcext:value-type="float">
            <text:p>36.606809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99613333333" calcext:value-type="float">
            <text:p>36.6899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51766486486" calcext:value-type="float">
            <text:p>36.805176648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66146666667" calcext:value-type="float">
            <text:p>37.00661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8854054054" calcext:value-type="float">
            <text:p>37.34788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1704" calcext:value-type="float">
            <text:p>37.0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49336216216" calcext:value-type="float">
            <text:p>37.084933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62086666667" calcext:value-type="float">
            <text:p>36.80620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1993513514" calcext:value-type="float">
            <text:p>36.688199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32265882353" calcext:value-type="float">
            <text:p>36.663226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25189189189" calcext:value-type="float">
            <text:p>36.73251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98493333333" calcext:value-type="float">
            <text:p>36.80984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0601081081" calcext:value-type="float">
            <text:p>36.923060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5513333333" calcext:value-type="float">
            <text:p>37.21955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83083243243" calcext:value-type="float">
            <text:p>37.498308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18188108108" calcext:value-type="float">
            <text:p>37.741818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74" calcext:value-type="float">
            <text:p>37.6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75987027027" calcext:value-type="float">
            <text:p>37.25759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6518" calcext:value-type="float">
            <text:p>36.65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70460540541" calcext:value-type="float">
            <text:p>36.687046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6043428572" calcext:value-type="float">
            <text:p>36.7196043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40555675676" calcext:value-type="float">
            <text:p>36.794055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83429189189" calcext:value-type="float">
            <text:p>36.848342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0373333333" calcext:value-type="float">
            <text:p>36.9170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26233513513" calcext:value-type="float">
            <text:p>37.032623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20860689655" calcext:value-type="float">
            <text:p>37.2120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0252" calcext:value-type="float">
            <text:p>37.83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5612" calcext:value-type="float">
            <text:p>37.53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6168" calcext:value-type="float">
            <text:p>37.6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7424" calcext:value-type="float">
            <text:p>37.0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4112" calcext:value-type="float">
            <text:p>36.9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6596" calcext:value-type="float">
            <text:p>37.0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468" calcext:value-type="float">
            <text:p>37.14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308" calcext:value-type="float">
            <text:p>37.77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9276" calcext:value-type="float">
            <text:p>38.14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368" calcext:value-type="float">
            <text:p>38.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8968" calcext:value-type="float">
            <text:p>38.4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3388" calcext:value-type="float">
            <text:p>38.28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6412" calcext:value-type="float">
            <text:p>37.58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0028" calcext:value-type="float">
            <text:p>36.80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8956" calcext:value-type="float">
            <text:p>36.8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2268" calcext:value-type="float">
            <text:p>36.94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2588" calcext:value-type="float">
            <text:p>36.9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4188" calcext:value-type="float">
            <text:p>37.06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4672" calcext:value-type="float">
            <text:p>37.6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3412" calcext:value-type="float">
            <text:p>37.71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348" calcext:value-type="float">
            <text:p>38.0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2144" calcext:value-type="float">
            <text:p>37.9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5884" calcext:value-type="float">
            <text:p>37.4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1232" calcext:value-type="float">
            <text:p>36.7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4656" calcext:value-type="float">
            <text:p>36.7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3452" calcext:value-type="float">
            <text:p>36.76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222" calcext:value-type="float">
            <text:p>36.81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6172" calcext:value-type="float">
            <text:p>36.93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4624" calcext:value-type="float">
            <text:p>37.5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292" calcext:value-type="float">
            <text:p>37.2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2492" calcext:value-type="float">
            <text:p>37.97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4524" calcext:value-type="float">
            <text:p>37.9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3664" calcext:value-type="float">
            <text:p>37.4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7008" calcext:value-type="float">
            <text:p>36.7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6472" calcext:value-type="float">
            <text:p>36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0348" calcext:value-type="float">
            <text:p>36.82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9116" calcext:value-type="float">
            <text:p>36.86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4648" calcext:value-type="float">
            <text:p>36.9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4084" calcext:value-type="float">
            <text:p>36.99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0792" calcext:value-type="float">
            <text:p>37.0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7996" calcext:value-type="float">
            <text:p>38.06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1976" calcext:value-type="float">
            <text:p>36.8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0508" calcext:value-type="float">
            <text:p>36.83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9812" calcext:value-type="float">
            <text:p>36.8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052" calcext:value-type="float">
            <text:p>36.8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0584" calcext:value-type="float">
            <text:p>36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1092" calcext:value-type="float">
            <text:p>36.93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364" calcext:value-type="float">
            <text:p>37.07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4076" calcext:value-type="float">
            <text:p>37.18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9488" calcext:value-type="float">
            <text:p>37.5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638" calcext:value-type="float">
            <text:p>37.07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364" calcext:value-type="float">
            <text:p>37.07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5176" calcext:value-type="float">
            <text:p>37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7528" calcext:value-type="float">
            <text:p>37.1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2608" calcext:value-type="float">
            <text:p>37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6852" calcext:value-type="float">
            <text:p>37.29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562" calcext:value-type="float">
            <text:p>37.34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8264" calcext:value-type="float">
            <text:p>37.4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8476" calcext:value-type="float">
            <text:p>38.09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1556" calcext:value-type="float">
            <text:p>38.61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5108" calcext:value-type="float">
            <text:p>39.3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0248" calcext:value-type="float">
            <text:p>37.2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5968" calcext:value-type="float">
            <text:p>37.3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4012" calcext:value-type="float">
            <text:p>37.43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0728" calcext:value-type="float">
            <text:p>39.8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444" calcext:value-type="float">
            <text:p>40.38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6836" calcext:value-type="float">
            <text:p>40.2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604" calcext:value-type="float">
            <text:p>38.86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6852" calcext:value-type="float">
            <text:p>37.29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1368" calcext:value-type="float">
            <text:p>37.3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16064" calcext:value-type="float">
            <text:p>37.54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3416" calcext:value-type="float">
            <text:p>42.0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0284" calcext:value-type="float">
            <text:p>40.88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4928" calcext:value-type="float">
            <text:p>40.4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04256" calcext:value-type="float">
            <text:p>37.39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9592" calcext:value-type="float">
            <text:p>37.6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8136" calcext:value-type="float">
            <text:p>37.9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2376" calcext:value-type="float">
            <text:p>40.0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2812" calcext:value-type="float">
            <text:p>41.80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59392" calcext:value-type="float">
            <text:p>41.5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994" calcext:value-type="float">
            <text:p>41.4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412" calcext:value-type="float">
            <text:p>41.26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028" calcext:value-type="float">
            <text:p>39.0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08528" calcext:value-type="float">
            <text:p>37.15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81552" calcext:value-type="float">
            <text:p>37.20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4764" calcext:value-type="float">
            <text:p>37.35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58" calcext:value-type="float">
            <text:p>37.53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124" calcext:value-type="float">
            <text:p>37.8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716" calcext:value-type="float">
            <text:p>38.62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82" calcext:value-type="float">
            <text:p>40.21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608" calcext:value-type="float">
            <text:p>42.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3" calcext:value-type="float">
            <text:p>42.0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996" calcext:value-type="float">
            <text:p>41.24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3956" calcext:value-type="float">
            <text:p>40.0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206" calcext:value-type="float">
            <text:p>39.3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2372" calcext:value-type="float">
            <text:p>37.01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226" calcext:value-type="float">
            <text:p>37.1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2628" calcext:value-type="float">
            <text:p>37.2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45408" calcext:value-type="float">
            <text:p>38.4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4736" calcext:value-type="float">
            <text:p>39.9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1268" calcext:value-type="float">
            <text:p>39.1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18181120145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38" meta:object-count="0"/>
    <meta:user-defined meta:name="AppVersion">3.0</meta:user-defined>
  </office:meta>
</office:document-meta>
</file>